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Consolas1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75cm" fo:min-width="6.3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6.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35cm" fo:min-width="6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6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7.011cm" fo:min-width="5.9cm"/>
    </style:style>
    <style:style style:name="gr6" style:family="graphic" style:parent-style-name="standard">
      <style:graphic-properties draw:textarea-horizontal-align="justify" draw:textarea-vertical-align="middle" draw:auto-grow-height="false" fo:min-height="0.989cm" fo:min-width="5.9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5.35cm" fo:min-width="7.5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7.489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4.7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4.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4.3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start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 style:text-autospace="none"/>
      <style:text-properties fo:color="#000000" fo:font-size="8pt" style:font-size-asian="8pt" style:font-size-complex="8pt"/>
    </style:style>
    <style:style style:name="P5" style:family="paragraph">
      <loext:graphic-properties draw:fill-color="#ffffff"/>
      <style:paragraph-properties fo:text-align="start" style:text-autospace="none"/>
      <style:text-properties fo:color="#000000"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star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nsolas" fo:font-size="8pt" fo:font-style="normal" fo:text-shadow="none" style:text-underline-style="none" fo:font-weight="normal" style:letter-kerning="true" style:font-name-asian="Consolas" style:font-size-asian="8pt" style:font-style-asian="normal" style:font-weight-asian="normal" style:font-name-complex="Consolas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cm" svg:height="5cm" svg:x="9.7cm" svg:y="2.4cm">
          <text:p text:style-name="P1"><text:span text:style-name="T1">- noOfWins : int</text:span></text:p>
          <text:p text:style-name="P1"><text:span text:style-name="T1">- noOfLoses : int</text:span></text:p>
          <text:p text:style-name="P1"><text:span text:style-name="T1"/></text:p>
          <text:p text:style-name="P1"><text:span text:style-name="T1">+ Player()</text:span></text:p>
          <text:p text:style-name="P1"><text:span text:style-name="T1">+ Player(noOfWins : int, NoOfLoses : int)</text:span></text:p>
          <text:p text:style-name="P1"><text:span text:style-name="T1">+ setNoOfWins(noOfWins : int) : void</text:span></text:p>
          <text:p text:style-name="P1"><text:span text:style-name="T1">+ setNoOfLosses(noOfLoses : int) : void</text:span></text:p>
          <text:p text:style-name="P1"><text:span text:style-name="T1">+ getNoOfWins() : int</text:span></text:p>
          <text:p text:style-name="P1"><text:span text:style-name="T1">+ getNoOfLoses() : int</text:span></text:p>
          <text:p text:style-name="P1"><text:span text:style-name="T1">+ toString()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cm" svg:height="1.2cm" svg:x="9.7cm" svg:y="1.2cm">
          <text:p text:style-name="P3"><text:span text:style-name="T2">P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5cm" svg:height="2.6cm" svg:x="1.6cm" svg:y="2.9cm">
          <text:p text:style-name="P4"><text:span text:style-name="T1">+ mainMenuWindow : JFrame</text:span></text:p>
          <text:p text:style-name="P4"><text:span text:style-name="T1">+ playButton : JButton</text:span></text:p>
          <text:p text:style-name="P4"><text:span text:style-name="T1">+ statButton : JButton</text:span></text:p>
          <text:p text:style-name="P4"><text:span text:style-name="T1">+ livesGUI : LivesGUI</text:span></text:p>
          <text:p text:style-name="P4"><text:span text:style-name="T1"/></text:p>
          <text:p text:style-name="P4"><text:span text:style-name="T1">- actionPerformed(Action Event e): void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5cm" svg:height="1.2cm" svg:x="1.6cm" svg:y="1.7cm">
          <text:p text:style-name="P3"><text:span text:style-name="T2">MainMenuGUI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4cm" svg:height="7.261cm" svg:x="9.7cm" svg:y="10.039cm">
          <text:p text:style-name="P6"><text:span text:style-name="T1">+ f : File</text:span></text:p>
          <text:p text:style-name="P6"><text:span text:style-name="T1">+ readPlayerInfo : ArrayList&lt;Player&gt;</text:span></text:p>
          <text:p text:style-name="P6"><text:span text:style-name="T1">+ pickUpCardBtn : JButton</text:span></text:p>
          <text:p text:style-name="P6"><text:span text:style-name="T1">+ exitBtn : JButton</text:span></text:p>
          <text:p text:style-name="P6"><text:span text:style-name="T1">+ playerCardBtns : JButton[]</text:span></text:p>
          <text:p text:style-name="P6"><text:span text:style-name="T1">+ player2CardBtns : JButton[]</text:span></text:p>
          <text:p text:style-name="P6"><text:span text:style-name="T1">+ player2Cards : JPanel</text:span></text:p>
          <text:p text:style-name="P6"><text:span text:style-name="T1">+ windowsForLives : JFrame</text:span></text:p>
          <text:p text:style-name="P6"><text:span text:style-name="T1">+ playerCards: JPanel</text:span></text:p>
          <text:p text:style-name="P6"><text:span text:style-name="T1">+ stackOfCardsPnl : JPanel</text:span></text:p>
          <text:p text:style-name="P6"><text:span text:style-name="T1">+ cardForStackLbl : Jlabel</text:span></text:p>
          <text:p text:style-name="P6"><text:span text:style-name="T1">+ cards : ArrayList&lt;Card&gt;</text:span></text:p>
          <text:p text:style-name="P6"><text:span text:style-name="T1">+ lastCardBtn : JButton</text:span></text:p>
          <text:p text:style-name="P6"><text:span text:style-name="T1">+ xVal : int</text:span></text:p>
          <text:p text:style-name="P6"><text:span text:style-name="T1">+ playerTurn : int</text:span></text:p>
          <text:p text:style-name="P6"><text:span text:style-name="T1">+ xValp1 : int</text:span></text:p>
          <text:p text:style-name="P6"><text:span text:style-name="T1"/></text:p>
          <text:p text:style-name="P6"><text:span text:style-name="T1">+ setUpGUI() : void</text:span></text:p>
          <text:p text:style-name="P6"><text:span text:style-name="T1">+ generateCards() : void</text:span></text:p>
          <text:p text:style-name="P6"><text:span text:style-name="T1">+ generatePlayerCards() : void</text:span></text:p>
          <text:p text:style-name="P6"><text:span text:style-name="T1">+ generatePlayer2Cards() : void</text:span></text:p>
          <text:p text:style-name="P6"><text:span text:style-name="T1">+ pickUpACard() : void</text:span></text:p>
          <text:p text:style-name="P7"><text:span text:style-name="T3"/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4cm" svg:height="1.239cm" svg:x="9.7cm" svg:y="8.8cm">
          <text:p text:style-name="P3"><text:span text:style-name="T2">LivesGU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cm" svg:height="5.6cm" svg:x="17.5cm" svg:y="2.9cm">
          <text:p text:style-name="P1"><text:span text:style-name="T1">- suitOfCard : String</text:span></text:p>
          <text:p text:style-name="P1"><text:span text:style-name="T1">- valueOfCard : String</text:span></text:p>
          <text:p text:style-name="P1"><text:span text:style-name="T1">- available : boolean</text:span></text:p>
          <text:p text:style-name="P1"><text:span text:style-name="T1">- image : ImageIcon</text:span></text:p>
          <text:p text:style-name="P1"><text:span text:style-name="T1"/></text:p>
          <text:p text:style-name="P1"><text:span text:style-name="T1">+ Card()</text:span></text:p>
          <text:p text:style-name="P1"><text:span text:style-name="T1">+Card(suitOfCard : String, valueOfCard : String,</text:span></text:p>
          <text:p text:style-name="P1"><text:span text:style-name="T1"><text:s/></text:span><text:span text:style-name="T1">available : boolean, image : ImageIcon)</text:span></text:p>
          <text:p text:style-name="P1"><text:span text:style-name="T1"/></text:p>
          <text:p text:style-name="P1"><text:span text:style-name="T1">+ setValueOfCard(valueOfCard : String)</text:span></text:p>
          <text:p text:style-name="P1"><text:span text:style-name="T1">+ setSuitOfCard(suitOfCard : String)</text:span></text:p>
          <text:p text:style-name="P1"><text:span text:style-name="T1">+ setAvailable(available : boolean)</text:span></text:p>
          <text:p text:style-name="P1"><text:span text:style-name="T1">+setImage(image : ImageIcon)</text:span></text:p>
          <text:p text:style-name="P1"><text:span text:style-name="T1"/></text:p>
          <text:p text:style-name="P1"><text:span text:style-name="T1">+ getValueOfCard() : String</text:span></text:p>
          <text:p text:style-name="P1"><text:span text:style-name="T1">+ getSuitOfCard() : String</text:span></text:p>
          <text:p text:style-name="P1"><text:span text:style-name="T1">+ getAvailable() : boolean</text:span></text:p>
          <text:p text:style-name="P1"><text:span text:style-name="T1">+ getImage() : ImageIc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989cm" svg:height="1.4cm" svg:x="17.5cm" svg:y="1.5cm">
          <text:p text:style-name="P9"><text:span text:style-name="T4">Card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cm" svg:height="1.4cm" svg:x="2.3cm" svg:y="7.6cm">
          <text:p text:style-name="P3"><text:span text:style-name="T2">CardsDrive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2cm" svg:height="1.8cm" svg:x="2.3cm" svg:y="8.7cm">
          <text:p text:style-name="P1"><text:span text:style-name="T1">+ main(args[] : String) : void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8cm" svg:height="1.4cm" svg:x="2.3cm" svg:y="12.7cm">
          <text:p text:style-name="P3"><text:span text:style-name="T2">&lt;&lt;interface&gt;&gt;</text:span></text:p>
          <text:p text:style-name="P3"><text:span text:style-name="T2">LivesI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8cm" svg:height="1.8cm" svg:x="2.3cm" svg:y="14cm">
          <text:p text:style-name="P1"><text:span text:style-name="T1">+ generateCards() : void</text:span></text:p>
          <text:p text:style-name="P1"><text:span text:style-name="T1">+ dealACard() : Card</text:span></text:p>
          <text:p text:style-name="P1"><text:span text:style-name="T1">+ checkLivesRules() : void</text:span></text:p>
          <draw:enhanced-geometry svg:viewBox="0 0 21600 21600" draw:type="rectangle" draw:enhanced-path="M 0 0 L 21600 0 21600 21600 0 21600 0 0 Z N"/>
        </draw:custom-shape>
        <draw:line draw:style-name="gr13" draw:text-style-name="P10" draw:layer="layout" svg:x1="12.9cm" svg:y1="7.4cm" svg:x2="12.9cm" svg:y2="8.7cm">
          <text:p/>
        </draw:line>
        <draw:line draw:style-name="gr13" draw:text-style-name="P10" draw:layer="layout" svg:x1="21.7cm" svg:y1="8.5cm" svg:x2="21.7cm" svg:y2="9.6cm">
          <text:p/>
        </draw:line>
        <draw:line draw:style-name="gr13" draw:text-style-name="P10" draw:layer="layout" svg:x1="21.7cm" svg:y1="9.6cm" svg:x2="16.1cm" svg:y2="9.6cm">
          <text:p/>
        </draw:line>
        <draw:line draw:style-name="gr14" draw:text-style-name="P10" draw:layer="layout" svg:x1="7.1cm" svg:y1="13.3cm" svg:x2="9.7cm" svg:y2="13.3cm">
          <text:p/>
        </draw:line>
        <draw:line draw:style-name="gr13" draw:text-style-name="P10" draw:layer="layout" svg:x1="4.8cm" svg:y1="5.5cm" svg:x2="4.8cm" svg:y2="7.6cm">
          <text:p/>
        </draw:line>
        <draw:line draw:style-name="gr13" draw:text-style-name="P10" draw:layer="layout" svg:x1="8.1cm" svg:y1="2.5cm" svg:x2="9cm" svg:y2="2.5cm">
          <text:p/>
        </draw:line>
        <draw:line draw:style-name="gr13" draw:text-style-name="P10" draw:layer="layout" svg:x1="9cm" svg:y1="2.5cm" svg:x2="9cm" svg:y2="9.5cm">
          <text:p/>
        </draw:line>
        <draw:line draw:style-name="gr13" draw:text-style-name="P10" draw:layer="layout" svg:x1="9cm" svg:y1="9.5cm" svg:x2="9.7cm" svg:y2="9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Consolas1" svg:font-family="Consolas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02T02:29:33.872000000</meta:creation-date>
    <dc:date>2019-12-02T03:49:26.687000000</dc:date>
    <meta:editing-duration>PT16M44S</meta:editing-duration>
    <meta:editing-cycles>3</meta:editing-cycles>
    <meta:generator>LibreOffice/6.3.3.2$Windows_X86_64 LibreOffice_project/a64200df03143b798afd1ec74a12ab50359878ed</meta:generator>
    <meta:document-statistic meta:object-count="20"/>
  </office:meta>
</office:document-meta>
</file>